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4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e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dr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daptive Dimension Reducti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mmc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aptive Maximum Margin Criterio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nmm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rage Neighborhood Margin Maximiza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si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daptive Subspace Iteration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bmds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yesian Multidimensional Scal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b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yesian Principal Component Analysi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c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anonical Correlation Analysi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ge</text:p>
          </table:table-cell>
          <table:table-cell office:value-type="string" calcext:value-type="string">
            <text:p>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nstrained Graph Embeddin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formal Isometric Feature Mappin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npe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te Neighborhood Preserving Embeddin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urvilinear Component Analysi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da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urvilinear Distance Analysi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rp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laborative Representation-based Projection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g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using Spectral Graph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agdne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uble-Adjacency Graphs-based Discriminant Neighborhood Embeddin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i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versity-Induced Self-Representation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m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iffusion Map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n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criminant Neighborhood Embeddin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ity Preserving Projection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ve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stinguishing Variance Embeddin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de</text:p>
          </table:table-cell>
          <table:table-cell office:value-type="string" calcext:value-type="string">
            <text:p>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xponential Local Discriminant Embeddin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pp2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Locality Preserving Projection (2013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net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astic Net Regularization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slpp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Supervised Locality Preserving Projection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xtlpp</text:p>
          </table:table-cell>
          <table:table-cell office:value-type="string" calcext:value-type="string">
            <text:p>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Locality Preserving Projection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a</text:p>
          </table:table-cell>
          <table:table-cell office:value-type="string" calcext:value-type="string">
            <text:p>U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(Exploratory) Factor Analysis 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fastmap</text:p>
          </table:table-cell>
          <table:table-cell office:value-type="string" calcext:value-type="string">
            <text:p>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astMap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core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sher Scor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sem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Subset Selection using Expectation-Maximization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ca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 Component Analysis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dma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ractive Document Map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lts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mproved Local Tangent Space Alignment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ometric Feature Mapping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soproj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ometric Projection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pe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ometric Stochastic Proximity Embedding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e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ernel Entropy Component Analysi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rnel Local Discriminant Embedd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Local Fisher Discriminant Analysi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Locality Sensitive Discriminant Analysi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Marginal Fisher Analysi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Maximium Margin Criterion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Maximum Variance Projection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pca</text:p>
          </table:table-cell>
          <table:table-cell office:value-type="string" calcext:value-type="string">
            <text:p>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Kernel Principal Component Analysi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ernel Quadratic Mutual Informa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Semi-Supervised Discriminant Analysis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Unsupervised Discriminant Projection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m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cal Affine Multidimensional Scaling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peig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lacian Eigenmaps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asso</text:p>
          </table:table-cell>
          <table:table-cell office:value-type="string" calcext:value-type="string">
            <text:p>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east Absolute Shrinkage and Selection Operator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near Discriminant Analysi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km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bination of LDA and K-mean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 Discriminant Embedding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p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Discriminating Projectio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ea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ly Linear Embedded Eigenspace Analysi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 Fisher Discriminant Analysi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mark Isometric Feature Mapping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e</text:p>
          </table:table-cell>
          <table:table-cell office:value-type="string" calcext:value-type="string">
            <text:p>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cally Linear Embedding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le</text:p>
          </table:table-cell>
          <table:table-cell office:value-type="string" calcext:value-type="string">
            <text:p>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ocal Linear Laplacian Eigenmap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Learning Projection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near Local Tangent Space Alignment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mds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ndmark Multidimensional Scaling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ca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Principal Component Analysi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e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cality Pursuit Embedding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fda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cality Preserving Fisher Discriminant Analysi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mip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cality-Preserved Maximum Information Projection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p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ity Preserving Projection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ear Quadratic Mutual Information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cor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lacian Scor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Analysi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f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Featur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ir</text:p>
          </table:table-cell>
          <table:table-cell office:value-type="string" calcext:value-type="string">
            <text:p>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lized Sliced Inverse Regression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e</text:p>
          </table:table-cell>
          <table:table-cell office:value-type="string" calcext:value-type="string">
            <text:p>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and Similarity Preserving Embedding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cal Similarity Preserving Projection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Tangent Space Alignment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cfs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lti-Cluster Feature Selection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ds</text:p>
          </table:table-cell>
          <table:table-cell office:value-type="string" calcext:value-type="string">
            <text:p>U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(Metric) Multidimensional Scaling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rginal Fisher Analysi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lie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ximal Local Interclass Embedding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Margin Criterion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p</text:p>
          </table:table-cell>
          <table:table-cell office:value-type="string" calcext:value-type="string">
            <text:p>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ximum Margin Projection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ultiple Maximum Scatter Differenc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odp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ified Orthogonal Discriminant Projection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Scatter Difference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e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nimum Volume Embedding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Variance Projection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u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Variance Unfolding / Semidefinite Embeddi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nn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arest Neighbor Projection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Locality Preserving Projection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n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Neighborhood Preserving Projection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Principal Component Analysi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ighborhood Preserving Embedding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r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Regularized Self-Representation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dp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thogonal Discriminant Projection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da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thogonal Linear Discriminant Analysi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p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rthogonal Locality Preserving Projection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np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thogonal Neighborhood Preserving Projection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pls</text:p>
          </table:table-cell>
          <table:table-cell office:value-type="string" calcext:value-type="string">
            <text:p>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thogonal Partial Least Squar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ca</text:p>
          </table:table-cell>
          <table:table-cell office:value-type="string" calcext:value-type="string">
            <text:p>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Principal Component Analysi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flpp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eter-Free Locality Preserving Projection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l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cewise Laplacian Projection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ls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al Least Square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obabilistic Principal Component Analysi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ee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bust Euclidean Embedding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lda</text:p>
          </table:table-cell>
          <table:table-cell office:value-type="string" calcext:value-type="string">
            <text:p>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gularized Linear Discriminant Analysi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ndproj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dom Projection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pc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bust Principal Component Analysi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pcag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ust Principal Component Analysis via Geometric Median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ir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gularized Sliced Inverse Regression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r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gularized Self-Representation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mmc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Adaptive Maximum Margin Criterion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ammon</text:p>
          </table:table-cell>
          <table:table-cell office:value-type="string" calcext:value-type="string">
            <text:p>U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mon Mapping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ve</text:p>
          </table:table-cell>
          <table:table-cell office:value-type="string" calcext:value-type="string">
            <text:p>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liced Average Variance Estimation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mi-Supervised Discriminant Analysi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mple-Dependent Locality Preserving Projection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ir</text:p>
          </table:table-cell>
          <table:table-cell office:value-type="string" calcext:value-type="string">
            <text:p>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liced Inverse Regression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Locality Pursuit Embedding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Locality Preserving Projection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n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Neighbor Embedding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Principal Component Analysi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arse Principal Component Analysi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Proximity Embedding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s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Spectral Feature Selection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u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Spectral Feature Selection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lapeig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vised Laplacian Eigenmap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mds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ectral Multidimensional Scaling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rsity Preserving Projection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u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ructure Preserving Unsupervised Feature Selection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sldp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Locally Discriminant Projection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tsne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-distributed Stochastic Neighbor Embedd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fs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supervised Discriminative Features Selection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Discriminant Projection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lda</text:p>
          </table:table-cell>
          <table:table-cell office:value-type="string" calcext:value-type="string">
            <text:p>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correlated Linear Discriminant Analysi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ls</text:p>
          </table:table-cell>
          <table:table-cell office:value-type="string" calcext:value-type="string">
            <text:p>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Sensitive Laplacian Scor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rst-Case Discriminative Feature Selecti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correlated Worst-Case Discriminative Feature Selection</text:p>
          </table:table-cell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00:02:05.998272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9T15:06:56.410626512</meta:creation-date>
    <dc:date>2020-05-26T00:02:34.892978303</dc:date>
    <meta:editing-duration>PT1H26M30S</meta:editing-duration>
    <meta:editing-cycles>16</meta:editing-cycles>
    <meta:generator>LibreOffice/6.4.3.2$Linux_X86_64 LibreOffice_project/85aa6f776c6af63185291a519637a4f7af4e8a3b</meta:generator>
    <meta:document-statistic meta:table-count="1" meta:cell-count="822" meta:object-count="0"/>
  </office:meta>
</office:document-meta>
</file>